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c1118" officeooo:paragraph-rsid="000c1118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officeooo:rsid="0018c388" officeooo:paragraph-rsid="0018c388"/>
    </style:style>
    <style:style style:name="P3" style:family="paragraph" style:parent-style-name="Standard">
      <style:paragraph-properties fo:text-align="start" style:justify-single-word="false"/>
      <style:text-properties officeooo:rsid="0019f8d9" officeooo:paragraph-rsid="0019f8d9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135663" officeooo:paragraph-rsid="00135663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fe01a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169a45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19f8d9" officeooo:paragraph-rsid="0019f8d9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135663" officeooo:paragraph-rsid="00169a45"/>
    </style:style>
    <style:style style:name="P9" style:family="paragraph" style:parent-style-name="Standard" style:list-style-name="L3">
      <style:paragraph-properties fo:text-align="start" style:justify-single-word="false"/>
      <style:text-properties fo:font-size="20pt" officeooo:rsid="000db64f" officeooo:paragraph-rsid="000db64f" style:font-size-asian="17.5pt" style:font-size-complex="20pt"/>
    </style:style>
    <style:style style:name="T1" style:family="text">
      <style:text-properties officeooo:rsid="000fe01a"/>
    </style:style>
    <style:style style:name="T2" style:family="text">
      <style:text-properties fo:font-size="20pt" style:font-size-asian="17.5pt" style:font-size-complex="20pt"/>
    </style:style>
    <style:style style:name="T3" style:family="text">
      <style:text-properties fo:font-size="20pt" officeooo:rsid="000fe01a" style:font-size-asian="17.5pt" style:font-size-complex="20pt"/>
    </style:style>
    <style:style style:name="T4" style:family="text">
      <style:text-properties fo:font-size="20pt" officeooo:rsid="00135663" style:font-size-asian="17.5pt" style:font-size-complex="20pt"/>
    </style:style>
    <style:style style:name="T5" style:family="text">
      <style:text-properties fo:font-size="20pt" officeooo:rsid="001493a9" style:font-size-asian="17.5pt" style:font-size-complex="20pt"/>
    </style:style>
    <style:style style:name="T6" style:family="text">
      <style:text-properties fo:font-size="20pt" officeooo:rsid="0015af77" style:font-size-asian="17.5pt" style:font-size-complex="20pt"/>
    </style:style>
    <style:style style:name="T7" style:family="text">
      <style:text-properties fo:font-size="20pt" officeooo:rsid="00169a45" style:font-size-asian="17.5pt" style:font-size-complex="20pt"/>
    </style:style>
    <style:style style:name="T8" style:family="text">
      <style:text-properties fo:font-size="20pt" officeooo:rsid="0017db94" style:font-size-asian="17.5pt" style:font-size-complex="20pt"/>
    </style:style>
    <style:style style:name="T9" style:family="text">
      <style:text-properties fo:font-size="20pt" officeooo:rsid="0018c388" style:font-size-asian="17.5pt" style:font-size-complex="20pt"/>
    </style:style>
    <style:style style:name="T10" style:family="text">
      <style:text-properties fo:font-size="20pt" officeooo:rsid="0019f8d9" style:font-size-asian="17.5pt" style:font-size-complex="20pt"/>
    </style:style>
    <style:style style:name="T11" style:family="text">
      <style:text-properties fo:font-size="20pt" officeooo:rsid="001c7e03" style:font-size-asian="17.5pt" style:font-size-complex="20pt"/>
    </style:style>
    <style:style style:name="T12" style:family="text">
      <style:text-properties fo:font-size="20pt" officeooo:rsid="001e2473" style:font-size-asian="17.5pt" style:font-size-complex="20pt"/>
    </style:style>
    <style:style style:name="T13" style:family="text">
      <style:text-properties fo:font-size="20pt" officeooo:rsid="001e9980" style:font-size-asian="17.5pt" style:font-size-complex="2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VES</text:p>
      <text:list xml:id="list758303710" text:style-name="L1">
        <text:list-item>
          <text:p text:style-name="P5"><text:span text:style-name="T3">Definition of terms: </text:span><text:span text:style-name="T4">first define what we mean by wave</text:span></text:p>
        </text:list-item>
      </text:list>
      <text:p text:style-name="P4"><text:span text:style-name="T2">a wave is a disturbance that carries energy from one point to another without causing a change in the position of the particle/ without causing any permanent change in the displacement of the particle. <text:line-break/></text:span><text:span text:style-name="T8">The main thing to note is that the disturbance is the cause of the wave. </text:span><text:span text:style-name="T2"><text:line-break/></text:span><text:span text:style-name="T11">There are some </text:span><text:span text:style-name="T2">Key words </text:span><text:span text:style-name="T11">I will like us to take note</text:span><text:span text:style-name="T2">:</text:span></text:p>
      <text:list xml:id="list2395820926" text:style-name="L2">
        <text:list-item>
          <text:p text:style-name="P6"><text:span text:style-name="T4">Disturbance: what do we mean by disturbance?<text:line-break/>a disturbance is </text:span><text:span text:style-name="T7">simply </text:span><text:span text:style-name="T4">the interruption of </text:span><text:span text:style-name="T12">the state of rest of a particle</text:span><text:span text:style-name="T4">. We can see it </text:span><text:span text:style-name="T6">in the simulation that will be showed.</text:span><text:span text:style-name="T5"> (I will use wave on a string) </text:span><text:span text:style-name="T6">you can see that the string is stable right now </text:span><text:span text:style-name="T12">i.e at rest</text:span><text:span text:style-name="T6">, see what happens when I shake it. You saw that the </text:span><text:span text:style-name="T7">shaking </text:span><text:span text:style-name="T12">stopped </text:span><text:span text:style-name="T7">the string </text:span><text:span text:style-name="T12">from being in a state of rest</text:span><text:span text:style-name="T7">. That shake is the disturbance which ends-up causing the wave.</text:span></text:p>
        </text:list-item>
        <text:list-item>
          <text:p text:style-name="P7"><text:span text:style-name="T7">I</text:span><text:span text:style-name="T2">t carries energy: the type of energy carried is kinetic energy(which is the energy of movement). </text:span><text:span text:style-name="T12">As the string oscillates, it carries K.E along with it since it is moving. </text:span></text:p>
        </text:list-item>
        <text:list-item>
          <text:p text:style-name="P8"><text:span text:style-name="T7">Without causing a change in the position of the particle</text:span><text:span text:style-name="T13">(wave interference)</text:span><text:span text:style-name="T7">: <text:line-break/></text:span><text:span text:style-name="T8">Let’s look at th</text:span><text:span text:style-name="T12">e graph of this</text:span><text:span text:style-name="T8"> simulation. You will notice that as I</text:span><text:span text:style-name="T12">t oscillates the position is changing but when I stop it, it returns back to the equilibrium position. What this shows is that the wave won’t permanently change <text:s/>the position of the particle, but changes it during the wave motion</text:span><text:span text:style-name="T11">.</text:span></text:p>
        </text:list-item>
      </text:list>
      <text:p text:style-name="P2"><text:soft-page-break/><text:span text:style-name="T8">I</text:span><text:span text:style-name="T2">n short, a wave is caused by a disturbance. A disturbance is a change in the state of rest of a particle. The disturbance </text:span><text:span text:style-name="T10">does not cause a </text:span><text:span text:style-name="T12">permanent </text:span><text:span text:style-name="T10">change in the position of the particle </text:span><text:span text:style-name="T12">but changes it during the wave motion</text:span><text:span text:style-name="T10">.</text:span></text:p>
      <text:p text:style-name="P3"><text:span text:style-name="T10">W</text:span><text:span text:style-name="T2">ave motion: a wave m</text:span></text:p>
      <text:list xml:id="list3764809071" text:style-name="L3">
        <text:list-item>
          <text:p text:style-name="P9">Types of waves</text:p>
        </text:list-item>
        <text:list-item>
          <text:p text:style-name="P9"><text:span text:style-name="T1">P</text:span>roperties of waves</text:p>
        </text:list-item>
        <text:list-item>
          <text:p text:style-name="P9"><text:span text:style-name="T1">W</text:span>ave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31T18:27:52.656000000</meta:creation-date>
    <dc:date>2025-08-31T22:57:25.918000000</dc:date>
    <meta:editing-duration>PT33M29S</meta:editing-duration>
    <meta:editing-cycles>5</meta:editing-cycles>
    <meta:generator>Trio_Office/6.2.8.2$Windows_x86 LibreOffice_project/</meta:generator>
    <meta:document-statistic meta:table-count="0" meta:image-count="0" meta:object-count="0" meta:page-count="2" meta:paragraph-count="11" meta:word-count="312" meta:character-count="1668" meta:non-whitespace-character-count="1368"/>
  </office:meta>
</office:document-meta>
</file>